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380000002167B672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1.963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0.872cm" svg:x="7.813cm" svg:y="14.598cm">
          <draw:image xlink:href="Pictures/10000000000001380000002167B672A9.png" xlink:type="simple" xlink:show="embed" xlink:actuate="onLoad">
            <text:p/>
          </draw:image>
        </draw:frame>
        <draw:frame draw:style-name="gr2" draw:text-style-name="P2" draw:layer="layout" svg:width="2.111cm" svg:height="0.569cm" svg:x="6.836cm" svg:y="12.537cm">
          <draw:text-box>
            <text:p><text:span text:style-name="T1">Pan the map</text:span></text:p>
          </draw:text-box>
        </draw:frame>
        <draw:frame draw:style-name="gr2" draw:text-style-name="P2" draw:layer="layout" svg:width="1.526cm" svg:height="0.569cm" svg:x="7.914cm" svg:y="12.952cm">
          <draw:text-box>
            <text:p><text:span text:style-name="T1">Zoom in</text:span></text:p>
          </draw:text-box>
        </draw:frame>
        <draw:frame draw:style-name="gr2" draw:text-style-name="P2" draw:layer="layout" svg:width="1.7cm" svg:height="0.569cm" svg:x="9.16cm" svg:y="13.469cm">
          <draw:text-box>
            <text:p><text:span text:style-name="T1">Zoom out</text:span></text:p>
          </draw:text-box>
        </draw:frame>
        <draw:frame draw:style-name="gr3" draw:text-style-name="P2" draw:layer="layout" svg:width="3.728cm" svg:height="0.569cm" svg:x="10.151cm" svg:y="13.968cm">
          <draw:text-box>
            <text:p><text:span text:style-name="T1">Zoom to full extents </text:span></text:p>
          </draw:text-box>
        </draw:frame>
        <draw:frame draw:style-name="gr2" draw:text-style-name="P2" draw:layer="layout" svg:width="2.682cm" svg:height="0.569cm" svg:x="10.149cm" svg:y="15.71cm">
          <draw:text-box>
            <text:p><text:span text:style-name="T1">Zoom to selected</text:span></text:p>
          </draw:text-box>
        </draw:frame>
        <draw:frame draw:style-name="gr2" draw:text-style-name="P2" draw:layer="layout" svg:width="3.063cm" svg:height="0.569cm" svg:x="11.038cm" svg:y="16.133cm">
          <draw:text-box>
            <text:p><text:span text:style-name="T1">Zoom to active layer</text:span></text:p>
          </draw:text-box>
        </draw:frame>
        <draw:line draw:style-name="gr4" draw:text-style-name="P1" draw:layer="layout" svg:x1="8.026cm" svg:y1="12.988cm" svg:x2="8.026cm" svg:y2="14.852cm">
          <text:p/>
        </draw:line>
        <draw:line draw:style-name="gr4" draw:text-style-name="P1" draw:layer="layout" svg:x1="12.007cm" svg:y1="15.345cm" svg:x2="12.005cm" svg:y2="15.796cm">
          <text:p/>
        </draw:line>
        <draw:line draw:style-name="gr4" draw:text-style-name="P1" draw:layer="layout" svg:x1="10.912cm" svg:y1="14.396cm" svg:x2="10.912cm" svg:y2="14.913cm">
          <text:p/>
        </draw:line>
        <draw:line draw:style-name="gr4" draw:text-style-name="P1" draw:layer="layout" svg:x1="9.986cm" svg:y1="13.938cm" svg:x2="9.986cm" svg:y2="14.937cm">
          <text:p/>
        </draw:line>
        <draw:line draw:style-name="gr4" draw:text-style-name="P1" draw:layer="layout" svg:x1="8.952cm" svg:y1="13.409cm" svg:x2="8.952cm" svg:y2="14.864cm">
          <text:p/>
        </draw:line>
        <draw:line draw:style-name="gr4" draw:text-style-name="P1" draw:layer="layout" svg:x1="12.927cm" svg:y1="15.24cm" svg:x2="12.927cm" svg:y2="16.154cm">
          <text:p/>
        </draw:line>
        <draw:frame draw:style-name="gr2" draw:text-style-name="P2" draw:layer="layout" svg:width="2.923cm" svg:height="0.569cm" svg:x="11.586cm" svg:y="16.602cm">
          <draw:text-box>
            <text:p><text:span text:style-name="T1">Zoom to last extent</text:span></text:p>
          </draw:text-box>
        </draw:frame>
        <draw:frame draw:style-name="gr2" draw:text-style-name="P2" draw:layer="layout" svg:width="3.499cm" svg:height="0.569cm" svg:x="12.807cm" svg:y="16.992cm">
          <draw:text-box>
            <text:p><text:span text:style-name="T1">Zoom to forward extent </text:span></text:p>
          </draw:text-box>
        </draw:frame>
        <draw:line draw:style-name="gr4" draw:text-style-name="P1" draw:layer="layout" svg:x1="13.993cm" svg:y1="15.332cm" svg:x2="13.993cm" svg:y2="16.599cm">
          <text:p/>
        </draw:line>
        <draw:line draw:style-name="gr4" draw:text-style-name="P1" draw:layer="layout" svg:x1="14.796cm" svg:y1="15.112cm" svg:x2="14.796cm" svg:y2="16.863cm">
          <text:p/>
        </draw:line>
        <draw:frame draw:style-name="gr2" draw:text-style-name="P2" draw:layer="layout" svg:width="2.123cm" svg:height="0.569cm" svg:x="14.614cm" svg:y="12.936cm">
          <draw:text-box>
            <text:p><text:span text:style-name="T1">Refresh map</text:span></text:p>
          </draw:text-box>
        </draw:frame>
        <draw:line draw:style-name="gr4" draw:text-style-name="P1" draw:layer="layout" svg:x1="15.704cm" svg:y1="13.468cm" svg:x2="15.704cm" svg:y2="14.7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0-11T15:45:48</meta:creation-date>
    <dc:date>2010-10-11T22:00:21</dc:date>
    <dc:creator>Sam </dc:creator>
    <meta:editing-duration>PT00H04M55S</meta:editing-duration>
    <meta:editing-cycles>1</meta:editing-cycles>
    <meta:generator>OpenOffice.org/3.2$Unix OpenOffice.org_project/320m12$Build-9483</meta:generator>
    <meta:document-statistic meta:object-count="19"/>
  </office:meta>
</office:document-meta>
</file>